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352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75cm" fo:min-width="0.5cm"/>
    </style:style>
    <style:style style:name="gr6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25cm" fo:min-width="0.251cm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3.75cm" fo:min-width="11.2cm"/>
    </style:style>
    <style:style style:name="gr9" style:family="graphic" style:parent-style-name="standard">
      <style:graphic-properties draw:stroke="none" svg:stroke-color="#000000" draw:fill="none" draw:fill-color="#ffffff" fo:min-height="0.525cm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P4" style:family="paragraph">
      <style:paragraph-properties fo:text-align="center"/>
      <style:text-properties style:font-name="DejaVu Math TeX Gyre1" fo:font-size="14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6" style:family="paragraph">
      <loext:graphic-properties draw:fill="none" draw:fill-color="#ffffff"/>
      <style:text-properties style:font-name="DejaVu Math TeX Gyre" fo:font-size="12pt" style:font-size-asian="12pt" style:font-size-complex="12pt"/>
    </style:style>
    <style:style style:name="T1" style:family="text">
      <style:text-properties style:font-name="DejaVu Math TeX Gyre" fo:font-size="10pt" style:font-size-asian="10pt" style:font-size-complex="10pt"/>
    </style:style>
    <style:style style:name="T2" style:family="text">
      <style:text-properties style:font-name="DejaVu Math TeX Gyre" fo:font-size="12pt" style:font-size-asian="12pt" style:font-size-complex="12pt"/>
    </style:style>
    <style:style style:name="T3" style:family="text">
      <style:text-properties style:text-position="-33% 58%" style:font-name="DejaVu Math TeX Gyre" fo:font-size="12pt" style:font-size-asian="12pt" style:font-size-complex="12pt"/>
    </style:style>
    <style:style style:name="T4" style:family="text">
      <style:text-properties style:text-position="0% 100%"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9.5cm" svg:y1="10cm" svg:x2="11.5cm" svg:y2="10cm">
          <text:p/>
        </draw:line>
        <draw:custom-shape draw:style-name="gr2" draw:text-style-name="P1" xml:id="id3" draw:id="id3" draw:layer="layout" svg:width="1cm" svg:height="1cm" svg:x="11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88cm" svg:height="0.602cm" svg:x="11.306cm" svg:y="9.699cm">
          <draw:text-box>
            <text:p text:style-name="P2"><text:span text:style-name="T1">+</text:span></text:p>
          </draw:text-box>
        </draw:frame>
        <draw:frame draw:style-name="gr4" draw:text-style-name="P3" draw:layer="layout" svg:width="0.788cm" svg:height="0.602cm" svg:x="11.7cm" svg:y="10cm">
          <draw:text-box>
            <text:p text:style-name="P2"><text:span text:style-name="T1">-</text:span></text:p>
          </draw:text-box>
        </draw:frame>
        <draw:custom-shape draw:style-name="gr5" draw:text-style-name="P1" xml:id="id2" draw:id="id2" draw:layer="layout" svg:width="1cm" svg:height="2cm" svg:x="14cm" svg:y="1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0.495cm" svg:height="1.003cm" svg:x="14.253cm" svg:y="11.4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7" draw:text-style-name="P5" xml:id="id1" draw:id="id1" draw:layer="layout" svg:width="1.5cm" svg:height="1.5cm" draw:transform="rotate (-1.5707963267949) translate (18cm 11.25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751.424287856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4" draw:layer="layout" svg:width="0.584cm" svg:height="1.003cm" svg:x="17.2cm" svg:y="11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8" draw:text-style-name="P1" draw:layer="layout" svg:width="11.7cm" svg:height="4cm" svg:x="9.4cm" svg:y="9.1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7cm" svg:height="0.775cm" svg:x="9.5cm" svg:y="9.1cm">
          <draw:text-box>
            <text:p><text:span text:style-name="T2">U</text:span><text:span text:style-name="T3">in</text:span><text:span text:style-name="T4">(s)</text:span></text:p>
          </draw:text-box>
        </draw:frame>
        <draw:frame draw:style-name="gr9" draw:text-style-name="P6" draw:layer="layout" svg:width="1.6cm" svg:height="0.775cm" svg:x="19.4cm" svg:y="9.025cm">
          <draw:text-box>
            <text:p><text:span text:style-name="T2">U</text:span><text:span text:style-name="T3">l</text:span><text:span text:style-name="T4">(s)</text:span></text:p>
          </draw:text-box>
        </draw:frame>
        <draw:line draw:style-name="gr1" draw:text-style-name="P1" draw:layer="layout" svg:x1="12.5cm" svg:y1="10cm" svg:x2="21cm" svg:y2="10cm">
          <text:p/>
        </draw:line>
        <draw:connector draw:style-name="gr1" draw:text-style-name="P1" draw:layer="layout" svg:x1="16.501cm" svg:y1="11.997cm" svg:x2="15cm" svg:y2="12cm" draw:start-shape="id1" draw:start-glue-point="4" draw:end-shape="id2" draw:end-glue-point="1" svg:d="M16501 11997h-751v3h-750" svg:viewBox="0 0 1502 4">
          <text:p/>
        </draw:connector>
        <draw:connector draw:style-name="gr1" draw:text-style-name="P1" draw:layer="layout" svg:x1="14cm" svg:y1="12cm" svg:x2="12cm" svg:y2="10.5cm" draw:start-shape="id2" draw:start-glue-point="3" draw:end-shape="id3" draw:end-glue-point="8" svg:d="M14000 12000h-2000v-1500" svg:viewBox="0 0 2001 1501">
          <text:p/>
        </draw:connector>
        <draw:line draw:style-name="gr10" draw:text-style-name="P1" xml:id="id4" draw:id="id4" draw:layer="layout" svg:x1="20cm" svg:y1="10cm" svg:x2="20cm" svg:y2="12cm">
          <text:p/>
        </draw:line>
        <draw:connector draw:style-name="gr1" draw:text-style-name="P1" draw:layer="layout" svg:x1="20cm" svg:y1="12cm" svg:x2="18cm" svg:y2="12cm" draw:start-shape="id4" draw:start-glue-point="2" draw:end-shape="id1" draw:end-glue-point="7" svg:d="M20000 12000h-2000" svg:viewBox="0 0 2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6T12:26:11.620031008</meta:creation-date>
    <dc:date>2021-02-23T08:19:13.387652276</dc:date>
    <meta:editing-duration>PT54M54S</meta:editing-duration>
    <meta:editing-cycles>22</meta:editing-cycles>
    <meta:generator>LibreOffice/6.1.5.2$Linux_X86_64 LibreOffice_project/10$Build-2</meta:generator>
    <meta:document-statistic meta:object-count="16"/>
  </office:meta>
</office:document-meta>
</file>

<file path=Object 1/content.xml><?xml version="1.0" encoding="utf-8"?>
<math xmlns="http://www.w3.org/1998/Math/MathML" display="block">
  <semantics>
    <mfrac>
      <mi>R</mi>
      <mi>L</mi>
    </mfrac>
    <annotation encoding="StarMath 5.0">{R} over {L} </annotation>
  </semantics>
</math>
</file>

<file path=Object 2/content.xml><?xml version="1.0" encoding="utf-8"?>
<math xmlns="http://www.w3.org/1998/Math/MathML" display="block">
  <semantics>
    <mfrac>
      <mn>1</mn>
      <mi>s</mi>
    </mfrac>
    <annotation encoding="StarMath 5.0">{1} over {s} </annotation>
  </semantics>
</math>
</file>